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1cf414" officeooo:paragraph-rsid="001cf414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rsid="001cf414" officeooo:paragraph-rsid="001e6cde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0pt" fo:font-weight="normal" officeooo:rsid="001e6cde" officeooo:paragraph-rsid="001e6cde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normal" officeooo:rsid="001cf414" officeooo:paragraph-rsid="001cf414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fo:font-weight="normal" officeooo:rsid="001cf414" officeooo:paragraph-rsid="00205e5e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1cf414" officeooo:paragraph-rsid="00245d2c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245d2c" officeooo:paragraph-rsid="00245d2c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7pt" fo:font-weight="normal" officeooo:rsid="001cf414" officeooo:paragraph-rsid="001cf414" style:font-size-asian="7pt" style:font-weight-asian="normal" style:font-size-complex="7pt" style:font-weight-complex="normal"/>
    </style:style>
    <style:style style:name="P9" style:family="paragraph" style:parent-style-name="Standard">
      <style:text-properties fo:font-size="7pt" fo:font-weight="normal" officeooo:rsid="002457bf" officeooo:paragraph-rsid="002457bf" style:font-size-asian="7pt" style:font-weight-asian="normal" style:font-size-complex="7pt" style:font-weight-complex="normal"/>
    </style:style>
    <style:style style:name="P10" style:family="paragraph" style:parent-style-name="Standard">
      <style:text-properties fo:font-size="10pt" fo:font-weight="normal" officeooo:rsid="00245d2c" officeooo:paragraph-rsid="00245d2c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245d2c" officeooo:paragraph-rsid="0025ee37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23f45e" officeooo:paragraph-rsid="0025ee37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2pt" fo:font-weight="bold" officeooo:rsid="0023f45e" officeooo:paragraph-rsid="0025ee37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1cf414" officeooo:paragraph-rsid="0025ee37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8pt" fo:font-weight="normal" officeooo:rsid="0023f45e" officeooo:paragraph-rsid="0025ee37" style:font-size-asian="8pt" style:font-weight-asian="normal" style:font-size-complex="8pt" style:font-weight-complex="normal"/>
    </style:style>
    <style:style style:name="T1" style:family="text">
      <style:text-properties officeooo:rsid="0024b72b"/>
    </style:style>
    <style:style style:name="T2" style:family="text">
      <style:text-properties fo:font-weight="bold" officeooo:rsid="001cf414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23f45e"/>
    </style:style>
    <style:style style:name="T5" style:family="text">
      <style:text-properties officeooo:rsid="0025e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text:tab/><text:tab/>}</text:p>
      <text:p text:style-name="P8"/>
      <text:p text:style-name="P8"><text:tab/><text:tab/><text:tab/>l = p[b][a] / p[a][a]; // Calcula o valor a ser aplicado as linhas</text:p>
      <text:p text:style-name="P8"/>
      <text:p text:style-name="P8"><text:tab/><text:tab/><text:tab/>for(c = a; c &lt; n; c++)</text:p>
      <text:p text:style-name="P8"><text:tab/><text:tab/><text:tab/>{// Aplica o valor calculado as linhas</text:p>
      <text:p text:style-name="P8"><text:tab/><text:tab/><text:tab/><text:tab/>p[b][c] = p[b][c] - p[a][c]*l;</text:p>
      <text:p text:style-name="P8"><text:tab/><text:tab/><text:tab/>}</text:p>
      <text:p text:style-name="P8"/>
      <text:p text:style-name="P8"><text:tab/><text:tab/><text:tab/>B[b] = B[b] - B[a]*l;//Aplica o valor calculado ao vetor B</text:p>
      <text:p text:style-name="P8"/>
      <text:p text:style-name="P8"><text:tab/><text:tab/>}</text:p>
      <text:p text:style-name="P8"><text:tab/>}</text:p>
      <text:p text:style-name="P8">}</text:p>
      <text:p text:style-name="P8"/>
      <text:p text:style-name="P8">void pivotear(int n, double **p, double *B, int b, int a)</text:p>
      <text:p text:style-name="P8">{</text:p>
      <text:p text:style-name="P8"><text:tab/>double maior;</text:p>
      <text:p text:style-name="P8"><text:tab/>int i; //Contador para o for</text:p>
      <text:p text:style-name="P8"><text:tab/>int j; //Posição do maior elemento</text:p>
      <text:p text:style-name="P8"><text:tab/>double *q, aux;</text:p>
      <text:p text:style-name="P8"><text:tab/></text:p>
      <text:p text:style-name="P8"><text:tab/>maior = fabs(p[b][a]);</text:p>
      <text:p text:style-name="P8"><text:tab/>j = b;</text:p>
      <text:p text:style-name="P8"/>
      <text:p text:style-name="P8"><text:tab/>for(i = b; i &lt; n; i++)</text:p>
      <text:p text:style-name="P8"><text:tab/>{</text:p>
      <text:p text:style-name="P8"><text:tab/><text:tab/>if(fabs(p[i][a]) &gt; maior)</text:p>
      <text:p text:style-name="P8"><text:tab/><text:tab/>{</text:p>
      <text:p text:style-name="P8"><text:tab/><text:tab/><text:tab/>maior = fabs(p[i][a]);</text:p>
      <text:p text:style-name="P8"><text:tab/><text:tab/><text:tab/>j = i;</text:p>
      <text:p text:style-name="P8"><text:tab/><text:tab/>}</text:p>
      <text:p text:style-name="P8"><text:tab/>}</text:p>
      <text:p text:style-name="P8"/>
      <text:p text:style-name="P8"><text:tab/>//Troca as linhas para evitar divisão por 0</text:p>
      <text:p text:style-name="P8"><text:tab/>q = p[b];</text:p>
      <text:p text:style-name="P8"><text:tab/>p[b] = p[j];</text:p>
      <text:p text:style-name="P8"><text:tab/>p[j] = q; </text:p>
      <text:p text:style-name="P8"><text:tab/></text:p>
      <text:p text:style-name="P8"><text:tab/>aux = B[b];</text:p>
      <text:p text:style-name="P8"><text:tab/>B[b] = B[j];</text:p>
      <text:p text:style-name="P8"><text:tab/>B[j] = aux;</text:p>
      <text:p text:style-name="P8">}</text:p>
      <text:p text:style-name="P8"/>
      <text:p text:style-name="P8">double *calculaResultado(int n, double **p, double *B)//Calcula o resultado para as variaveis da matriz</text:p>
      <text:p text:style-name="P8">{</text:p>
      <text:p text:style-name="P8"><text:tab/>double *result = calloc(n,sizeof(double));</text:p>
      <text:p text:style-name="P8"><text:tab/>double sum;</text:p>
      <text:p text:style-name="P8"><text:tab/>int a, b, count=(n-1);</text:p>
      <text:p text:style-name="P8"/>
      <text:p text:style-name="P8"><text:tab/>for(a = (n-1); a &gt;= 0; a--)</text:p>
      <text:p text:style-name="P8"><text:tab/>{</text:p>
      <text:p text:style-name="P8"><text:tab/><text:tab/>sum = 0;</text:p>
      <text:p text:style-name="P8"/>
      <text:p text:style-name="P8"><text:tab/><text:tab/>for(b=count; b &lt; n; b++)</text:p>
      <text:p text:style-name="P8"><text:tab/><text:tab/>{</text:p>
      <text:p text:style-name="P8"><text:tab/><text:tab/><text:tab/>sum += (p[a][b]*result[b]);</text:p>
      <text:p text:style-name="P8"><text:tab/><text:tab/>}</text:p>
      <text:p text:style-name="P8"/>
      <text:p text:style-name="P8"><text:tab/><text:tab/>result[a] = (B[a]-sum)/p[a][a];</text:p>
      <text:p text:style-name="P8"><text:tab/><text:tab/>count--;</text:p>
      <text:p text:style-name="P8"><text:tab/>}</text:p>
      <text:p text:style-name="P8"/>
      <text:p text:style-name="P8"><text:tab/>return result;</text:p>
      <text:p text:style-name="P8">}</text:p>
      <text:p text:style-name="P8"/>
      <text:p text:style-name="P9">void testaValores(int n, double *polinomio)</text:p>
      <text:p text:style-name="P9">{</text:p>
      <text:p text:style-name="P9"><text:tab/>char a;</text:p>
      <text:p text:style-name="P9"><text:tab/>double x;</text:p>
      <text:p text:style-name="P9"><text:tab/>double resultado;</text:p>
      <text:p text:style-name="P9"><text:tab/>int i;</text:p>
      <text:p text:style-name="P9"><text:tab/>getchar();</text:p>
      <text:p text:style-name="P9"><text:tab/>printf("\n\nDeseja testar algum valor? s/n\n");</text:p>
      <text:p text:style-name="P9"><text:tab/>a = getchar();</text:p>
      <text:p text:style-name="P9"><text:tab/>while(a=='s')</text:p>
      <text:p text:style-name="P9"><text:tab/>{</text:p>
      <text:p text:style-name="P9"><text:tab/><text:tab/>scanf("%lf", &amp;x);</text:p>
      <text:p text:style-name="P9"><text:tab/><text:tab/>resultado = 0;</text:p>
      <text:p text:style-name="P9"><text:tab/><text:tab/>for(i = 0; i &lt; n; i++)</text:p>
      <text:p text:style-name="P9"><text:tab/><text:tab/>{</text:p>
      <text:p text:style-name="P9"><text:tab/><text:tab/><text:tab/>if(i==0) resultado += polinomio[i];</text:p>
      <text:p text:style-name="P9"><text:tab/><text:tab/><text:tab/>else <text:s text:c="4"/>resultado += polinomio[i] * pow(x,i);</text:p>
      <text:p text:style-name="P9"><text:tab/><text:tab/>}</text:p>
      <text:p text:style-name="P9"><text:tab/><text:tab/>printf("\nResultado para f(%2.3lf): %5.5lf\n\n", x, resultado);</text:p>
      <text:p text:style-name="P9"><text:tab/><text:tab/>getchar();</text:p>
      <text:p text:style-name="P9"><text:tab/><text:tab/>printf("Deseja testar algum valor? s/n\n");</text:p>
      <text:p text:style-name="P9"><text:tab/><text:tab/>a = getchar();</text:p>
      <text:p text:style-name="P9"><text:tab/>}</text:p>
      <text:p text:style-name="P9">}</text:p>
      <text:p text:style-name="P1"><text:soft-page-break/>I/O da execução do programa “<text:span text:style-name="T1">Interpolação por sistema linear</text:span>”</text:p>
      <text:p text:style-name="P1">(Linhas seguidas de ‘&gt;’ se referem a entrada)</text:p>
      <text:p text:style-name="P4">Quantos pontos serão lidos?</text:p>
      <text:p text:style-name="P4">&gt;3</text:p>
      <text:p text:style-name="P4">x0: </text:p>
      <text:p text:style-name="P4">&gt;-1</text:p>
      <text:p text:style-name="P4">f(x0): </text:p>
      <text:p text:style-name="P4">&gt;4</text:p>
      <text:p text:style-name="P4">x1: </text:p>
      <text:p text:style-name="P4">&gt;0</text:p>
      <text:p text:style-name="P4">f(x1): </text:p>
      <text:p text:style-name="P4">&gt;1</text:p>
      <text:p text:style-name="P4">x2: </text:p>
      <text:p text:style-name="P4">&gt;2</text:p>
      <text:p text:style-name="P5">f(x2): </text:p>
      <text:p text:style-name="P5">&gt;-1</text:p>
      <text:p text:style-name="P4"/>
      <text:p text:style-name="P4">Forma Vetorial:</text:p>
      <text:p text:style-name="P4">P(-1.000) = A0*(-1.000)(^0) + A1*(-1.000)(^1) + A2*(-1.000)(^2) = +4.000</text:p>
      <text:p text:style-name="P4">P(+0.000) = A0*(+0.000)(^0) + A1*(+0.000)(^1) + A2*(+0.000)(^2) = +1.000</text:p>
      <text:p text:style-name="P4">P(+2.000) = A0*(+2.000)(^0) + A1*(+2.000)(^1) + A2*(+2.000)(^2) = -1.000</text:p>
      <text:p text:style-name="P4"/>
      <text:p text:style-name="P4">Forma Matricial:</text:p>
      <text:p text:style-name="P4">|+1.000<text:tab/>-1.000<text:tab/>+1.000| <text:s/>|+4.000|</text:p>
      <text:p text:style-name="P4">|+1.000<text:tab/>+0.000<text:tab/>+0.000| <text:s/>|+1.000|</text:p>
      <text:p text:style-name="P4">|+1.000<text:tab/>+2.000<text:tab/>+4.000| <text:s/>|-1.000|</text:p>
      <text:p text:style-name="P4"/>
      <text:p text:style-name="P4">Forma Matricial:</text:p>
      <text:p text:style-name="P4">|+1.000<text:tab/>-1.000<text:tab/>+1.000| <text:s/>|+4.000|</text:p>
      <text:p text:style-name="P4">|+0.000<text:tab/>+3.000<text:tab/>+3.000| <text:s/>|-5.000|</text:p>
      <text:p text:style-name="P4">|+0.000<text:tab/>+0.000<text:tab/>-2.000| <text:s/>|-1.333|</text:p>
      <text:p text:style-name="P4"/>
      <text:p text:style-name="P4">Polinômio Interpolador:</text:p>
      <text:p text:style-name="P6">P(x) = +0.667(x^2) -2.333x +1.000 </text:p>
      <text:p text:style-name="P6"/>
      <text:p text:style-name="P7">Deseja testar algum valor? s/n</text:p>
      <text:p text:style-name="P7"><text:span text:style-name="T5">&gt;</text:span>s</text:p>
      <text:p text:style-name="P11"><text:span text:style-name="T5">&gt;</text:span>10</text:p>
      <text:p text:style-name="P7"/>
      <text:p text:style-name="P7">Resultado para f(10.000): 44.33333</text:p>
      <text:p text:style-name="P7"/>
      <text:p text:style-name="P7">Deseja testar algum valor? s/n</text:p>
      <text:p text:style-name="P11"><text:span text:style-name="T5">&gt;</text:span>s</text:p>
      <text:p text:style-name="P11"><text:span text:style-name="T5">&gt;</text:span>-1</text:p>
      <text:p text:style-name="P7"/>
      <text:p text:style-name="P7">Resultado para f(-1.000): 4.00000</text:p>
      <text:p text:style-name="P7"/>
      <text:p text:style-name="P7">Deseja testar algum valor? s/n</text:p>
      <text:p text:style-name="P11"><text:span text:style-name="T5">&gt;</text:span>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void testaValores(int n, double *polinomio)</text:p>
      <text:p text:style-name="P7">{</text:p>
      <text:p text:style-name="P7"><text:tab/>char a;</text:p>
      <text:p text:style-name="P7"><text:tab/>double x;</text:p>
      <text:p text:style-name="P7"><text:tab/>double resultado;</text:p>
      <text:p text:style-name="P7"><text:tab/>int i;</text:p>
      <text:p text:style-name="P7"><text:tab/>getchar();</text:p>
      <text:p text:style-name="P7"><text:tab/>printf("\n\nDeseja testar algum valor? s/n\n");</text:p>
      <text:p text:style-name="P7"><text:tab/>a = getchar();</text:p>
      <text:p text:style-name="P7"><text:tab/>while(a=='s')</text:p>
      <text:p text:style-name="P7"><text:tab/>{</text:p>
      <text:p text:style-name="P7"/>
      <text:p text:style-name="P7"><text:tab/><text:tab/>scanf("%lf", &amp;x);</text:p>
      <text:p text:style-name="P7"><text:tab/><text:tab/>resultado = 0;</text:p>
      <text:p text:style-name="P7"><text:tab/><text:tab/>for(i = 0; i &lt; n; i++)</text:p>
      <text:p text:style-name="P7"><text:tab/><text:tab/>{</text:p>
      <text:p text:style-name="P7"><text:tab/><text:tab/><text:tab/>if(i==0) resultado += polinomio[i];</text:p>
      <text:p text:style-name="P7"><text:tab/><text:tab/><text:tab/>else <text:s text:c="4"/>resultado += polinomio[i] * pow(x,i);</text:p>
      <text:p text:style-name="P7"><text:tab/><text:tab/>}</text:p>
      <text:p text:style-name="P7"/>
      <text:p text:style-name="P7"><text:tab/><text:tab/>printf("\nResultado para f(%2.3lf): %5.5lf\n\n", x, resultado);</text:p>
      <text:p text:style-name="P7"/>
      <text:p text:style-name="P7"><text:tab/><text:tab/>getchar();</text:p>
      <text:p text:style-name="P7"><text:tab/><text:tab/>printf("Deseja testar algum valor? s/n\n");</text:p>
      <text:p text:style-name="P7"><text:tab/><text:tab/>a = getchar();</text:p>
      <text:p text:style-name="P7"><text:tab/>}</text:p>
      <text:p text:style-name="P7">}</text:p>
      <text:p text:style-name="P2">I/O da execução do programa “<text:span text:style-name="T1">Interpolação por Lagrange</text:span>”</text:p>
      <text:p text:style-name="P2">(Linhas seguidas de ‘&gt;’ se referem a entrada)</text:p>
      <text:p text:style-name="P3">Quantos pontos serão lidos?</text:p>
      <text:p text:style-name="P3">&gt;3 </text:p>
      <text:p text:style-name="P3">x0: </text:p>
      <text:p text:style-name="P3">&gt;-2 </text:p>
      <text:p text:style-name="P3">f(x0):</text:p>
      <text:p text:style-name="P3">&gt;2 </text:p>
      <text:p text:style-name="P3">x1: </text:p>
      <text:p text:style-name="P3">&gt;0 </text:p>
      <text:p text:style-name="P3">f(x1): </text:p>
      <text:p text:style-name="P3">&gt;-2 </text:p>
      <text:p text:style-name="P3">x2: </text:p>
      <text:p text:style-name="P3">&gt;4 </text:p>
      <text:p text:style-name="P3">f(x2):</text:p>
      <text:p text:style-name="P3">&gt;1</text:p>
      <text:p text:style-name="P3"><text:s/></text:p>
      <text:p text:style-name="P3">Polinômio Interpolador:</text:p>
      <text:p text:style-name="P3">P(x)= +0.458(x^2) -1.083x -2.000</text:p>
      <text:p text:style-name="P7"/>
      <text:p text:style-name="P7">Deseja testar algum valor? s/n</text:p>
      <text:p text:style-name="P11"><text:span text:style-name="T5">&gt;</text:span>s</text:p>
      <text:p text:style-name="P11"><text:span text:style-name="T5">&gt;</text:span>10</text:p>
      <text:p text:style-name="P7">Resultado para f(10.000): 33.00000</text:p>
      <text:p text:style-name="P7"/>
      <text:p text:style-name="P7">Deseja testar algum valor? s/n</text:p>
      <text:p text:style-name="P11"><text:span text:style-name="T5">&gt;</text:span>s</text:p>
      <text:p text:style-name="P11"><text:span text:style-name="T5">&gt;</text:span>4</text:p>
      <text:p text:style-name="P7"/>
      <text:p text:style-name="P7">Resultado para f(4.000): 1.00000</text:p>
      <text:p text:style-name="P7"/>
      <text:p text:style-name="P7">Deseja testar algum valor? s/n</text:p>
      <text:p text:style-name="P11"><text:span text:style-name="T5">&gt;</text:span>n</text:p>
      <text:p text:style-name="P7"/>
      <text:p text:style-name="P7"/>
      <text:p text:style-name="P13"><text:soft-page-break/>Interpolação por Newton</text:p>
      <text:p text:style-name="P15">#include &lt;stdio.h&gt;</text:p>
      <text:p text:style-name="P15">#include &lt;stdlib.h&gt;</text:p>
      <text:p text:style-name="P15">#include &lt;math.h&gt;</text:p>
      <text:p text:style-name="P15"/>
      <text:p text:style-name="P15">//3 -1 4 0 1 2 -1</text:p>
      <text:p text:style-name="P15"/>
      <text:p text:style-name="P15">void multiplicaPolinomio(int n1, int n2, double *polinomio1, double *polinomio2);</text:p>
      <text:p text:style-name="P15">void somaPolinomio(int n, double *polinomio1, double *polinomio2);</text:p>
      <text:p text:style-name="P15">double *calculaResultado(int n, double *vetorx, double *vetorFx);</text:p>
      <text:p text:style-name="P15">void lerPontos(int n, double *vetorx, double *vetorFx);</text:p>
      <text:p text:style-name="P15">void imprimeResultado(int n, double *resultado);</text:p>
      <text:p text:style-name="P15">void testaValores(int n, double *resultado);</text:p>
      <text:p text:style-name="P15"/>
      <text:p text:style-name="P15">int main()</text:p>
      <text:p text:style-name="P15">{</text:p>
      <text:p text:style-name="P15"><text:tab/>int n;</text:p>
      <text:p text:style-name="P15"><text:tab/>double *vetorx, *vetorFx, *resultado;</text:p>
      <text:p text:style-name="P15"/>
      <text:p text:style-name="P15"><text:tab/>printf("Quantos pontos serão lidos?\n");</text:p>
      <text:p text:style-name="P15"><text:tab/>scanf("%d", &amp;n);</text:p>
      <text:p text:style-name="P15"/>
      <text:p text:style-name="P15"><text:tab/>vetorx <text:s text:c="3"/>= (double *) calloc(n,sizeof(double));</text:p>
      <text:p text:style-name="P15"><text:tab/>vetorFx <text:s text:c="2"/>= (double *) calloc(n,sizeof(double));</text:p>
      <text:p text:style-name="P15"/>
      <text:p text:style-name="P15"><text:tab/>lerPontos(n,vetorx,vetorFx);</text:p>
      <text:p text:style-name="P15"><text:tab/>putchar('\n');</text:p>
      <text:p text:style-name="P15"><text:tab/>resultado = calculaResultado(n,vetorx,vetorFx);</text:p>
      <text:p text:style-name="P15"><text:tab/>imprimeResultado(n,resultado);</text:p>
      <text:p text:style-name="P15"/>
      <text:p text:style-name="P15"><text:tab/>testaValores(n,resultado);</text:p>
      <text:p text:style-name="P15"/>
      <text:p text:style-name="P15"><text:tab/>free(vetorx); free(vetorFx); free(resultado);</text:p>
      <text:p text:style-name="P15">}</text:p>
      <text:p text:style-name="P15"/>
      <text:p text:style-name="P15">void imprimeResultado(int n, double *resultado)</text:p>
      <text:p text:style-name="P15">{//Imprime o Polinomio interpolador encontrado</text:p>
      <text:p text:style-name="P15"><text:tab/>int i;</text:p>
      <text:p text:style-name="P15"><text:tab/>printf("Polinômio Interpolador:\nP(x)= ");</text:p>
      <text:p text:style-name="P15"><text:tab/>for(i = n-1; i &gt;= 0; i--)</text:p>
      <text:p text:style-name="P15"><text:tab/>{</text:p>
      <text:p text:style-name="P15"><text:tab/><text:tab/>if(i==0) printf("%+2.3lf\n", resultado[i]);</text:p>
      <text:p text:style-name="P15"><text:tab/><text:tab/>else </text:p>
      <text:p text:style-name="P15"><text:tab/><text:tab/>if(i==1) printf("%+2.3lfx ", resultado[i]);</text:p>
      <text:p text:style-name="P15"><text:tab/><text:tab/>else <text:s text:c="4"/>printf("%+2.3lf(x^%d) ", resultado[i], i);</text:p>
      <text:p text:style-name="P15"><text:tab/>}</text:p>
      <text:p text:style-name="P15">}</text:p>
      <text:p text:style-name="P15"/>
      <text:p text:style-name="P15"/>
      <text:p text:style-name="P15">void multiplicaPolinomio(int n1, int n2, double *polinomio1, double *polinomio2)//Multiplica dois polinomios</text:p>
      <text:p text:style-name="P15">{ //Resultado será devolvido no polinômio 1</text:p>
      <text:p text:style-name="P15"><text:tab/>double resultado[n1+n2-1];</text:p>
      <text:p text:style-name="P15"><text:tab/>int i,j;</text:p>
      <text:p text:style-name="P15"/>
      <text:p text:style-name="P15"><text:tab/>for(i = 0; i &lt; (n1+n2-1); i++)</text:p>
      <text:p text:style-name="P15"><text:tab/><text:tab/>resultado[i] = 0;</text:p>
      <text:p text:style-name="P15"/>
      <text:p text:style-name="P15"><text:tab/>for(i = 0; i &lt; n1; i++)</text:p>
      <text:p text:style-name="P15"><text:tab/><text:tab/>for(j = 0; j &lt; n2; j++)</text:p>
      <text:p text:style-name="P15"><text:tab/><text:tab/><text:tab/>resultado[i+j] += polinomio1[i] * polinomio2[j];</text:p>
      <text:p text:style-name="P15"/>
      <text:p text:style-name="P15"><text:tab/>for(i = 0; i &lt; (n1+n2-1); ++i)</text:p>
      <text:p text:style-name="P15"><text:tab/><text:tab/>polinomio1[i] = resultado[i];</text:p>
      <text:p text:style-name="P15">}</text:p>
      <text:p text:style-name="P15"/>
      <text:p text:style-name="P15">void somaPolinomio(int n, double *polinomio1, double *polinomio2)//Soma dois polinomios</text:p>
      <text:p text:style-name="P15">{ // Resultado será devolvido no polinômio 1</text:p>
      <text:p text:style-name="P15"><text:tab/>int i;</text:p>
      <text:p text:style-name="P15"><text:tab/>for(i = 0; i &lt; n; ++i)</text:p>
      <text:p text:style-name="P15"><text:tab/><text:tab/>polinomio1[i] += polinomio2[i];</text:p>
      <text:p text:style-name="P15">}</text:p>
      <text:p text:style-name="P15"/>
      <text:p text:style-name="P15">double *calculaResultado(int n, double *vetorx, double *vetorFx)//Realiza todos os calculos referentes</text:p>
      <text:p text:style-name="P15">{//Ao método de newton e retorna o polinômio interpolador</text:p>
      <text:p text:style-name="P15"><text:tab/>double m[n+n-1][n], aux[n+n-1], diferenca[n], polinomios[n][n], polinomio[2], a;</text:p>
      <text:p text:style-name="P15"><text:tab/>double *resultado = calloc(n,sizeof(double));</text:p>
      <text:p text:style-name="P15"><text:tab/>int auxiliar = n, flag = 1, i,j;</text:p>
      <text:p text:style-name="P15"/>
      <text:p text:style-name="P15"><text:soft-page-break/><text:tab/>for(i = 0; i &lt; n; i++)</text:p>
      <text:p text:style-name="P15"><text:tab/>{//inicializa aux e m</text:p>
      <text:p text:style-name="P15"><text:tab/><text:tab/>aux[i*2] <text:s/>= vetorx[i];</text:p>
      <text:p text:style-name="P15"><text:tab/><text:tab/>m[i*2][0] = vetorFx[i];</text:p>
      <text:p text:style-name="P15"><text:tab/>}</text:p>
      <text:p text:style-name="P15"/>
      <text:p text:style-name="P15"><text:tab/>for(i = 1; i &lt; n; i++)</text:p>
      <text:p text:style-name="P15"><text:tab/><text:tab/>for (j = i; j &lt; n+n-2; j+=2)</text:p>
      <text:p text:style-name="P15"><text:tab/><text:tab/>{//Realiza os calculos em m</text:p>
      <text:p text:style-name="P15"><text:tab/><text:tab/><text:tab/>m[j][i] = m[j+1][i-1] - m[j-1][i-1];</text:p>
      <text:p text:style-name="P15"><text:tab/><text:tab/><text:tab/>a = (aux[j+i])-(aux[j-i]);</text:p>
      <text:p text:style-name="P15"><text:tab/><text:tab/><text:tab/>m[j][i]/=a;</text:p>
      <text:p text:style-name="P15"><text:tab/><text:tab/>}</text:p>
      <text:p text:style-name="P15"/>
      <text:p text:style-name="P15"><text:tab/>for(i = 0; i &lt; n; i++)//Inicializa o vetor diferenca</text:p>
      <text:p text:style-name="P15"><text:tab/><text:tab/>diferenca[i] = m[i][i];</text:p>
      <text:p text:style-name="P15"/>
      <text:p text:style-name="P15"><text:tab/>polinomios[0][0]=vetorFx[0];</text:p>
      <text:p text:style-name="P15"><text:tab/>polinomio[1] = 1;</text:p>
      <text:p text:style-name="P15"/>
      <text:p text:style-name="P15"><text:tab/>for(i = 1; i &lt; n; i++)</text:p>
      <text:p text:style-name="P15"><text:tab/>{//Realiza as multiplicações entre os polinomios</text:p>
      <text:p text:style-name="P15"><text:tab/><text:tab/>polinomios[i][0] = -vetorx[0];</text:p>
      <text:p text:style-name="P15"><text:tab/><text:tab/>polinomios[i][1] = 1;</text:p>
      <text:p text:style-name="P15"><text:tab/><text:tab/>for(j = 1; j &lt; i; j++)</text:p>
      <text:p text:style-name="P15"><text:tab/><text:tab/>{</text:p>
      <text:p text:style-name="P15"><text:tab/><text:tab/><text:tab/>polinomio[0] = -vetorx[j];</text:p>
      <text:p text:style-name="P15"><text:tab/><text:tab/><text:tab/>multiplicaPolinomio(n,n,polinomios[i],polinomio);</text:p>
      <text:p text:style-name="P15"><text:tab/><text:tab/>}</text:p>
      <text:p text:style-name="P15"><text:tab/>}</text:p>
      <text:p text:style-name="P15"/>
      <text:p text:style-name="P15"><text:tab/>for (i = 1; i &lt; n; i++)//Multiplica cada elemento do polinomio pelo valor da diferença</text:p>
      <text:p text:style-name="P15"><text:tab/><text:tab/>for(j = 0; j &lt; n; j++)</text:p>
      <text:p text:style-name="P15"><text:tab/><text:tab/><text:tab/>polinomios[i][j] *= diferenca[i];</text:p>
      <text:p text:style-name="P15"><text:tab/></text:p>
      <text:p text:style-name="P15"><text:tab/>for (i = 0; i &lt; n; i++)//Soma todos os polinomios, gerando o resultado final</text:p>
      <text:p text:style-name="P15"><text:tab/><text:tab/>somaPolinomio(n,resultado,polinomios[i]);</text:p>
      <text:p text:style-name="P15"/>
      <text:p text:style-name="P15"><text:tab/>return resultado;</text:p>
      <text:p text:style-name="P15">}</text:p>
      <text:p text:style-name="P15"/>
      <text:p text:style-name="P15"/>
      <text:p text:style-name="P15">void lerPontos(int n, double *vetorx, double *vetorFx)</text:p>
      <text:p text:style-name="P15">{//Le pontos do console do usuário</text:p>
      <text:p text:style-name="P15"><text:tab/>int i;</text:p>
      <text:p text:style-name="P15"><text:tab/>for(i = 0; i &lt; n; i++)</text:p>
      <text:p text:style-name="P15"><text:tab/>{</text:p>
      <text:p text:style-name="P15"><text:tab/><text:tab/>printf("x%d: ", i);</text:p>
      <text:p text:style-name="P15"><text:tab/><text:tab/>scanf("%lf",vetorx+i);</text:p>
      <text:p text:style-name="P15"><text:tab/><text:tab/>printf("f(x%d): ", i);</text:p>
      <text:p text:style-name="P15"><text:tab/><text:tab/>scanf("%lf",vetorFx+i);</text:p>
      <text:p text:style-name="P15"><text:tab/>}</text:p>
      <text:p text:style-name="P15">}</text:p>
      <text:p text:style-name="P15"/>
      <text:p text:style-name="P15">void testaValores(int n, double *polinomio)</text:p>
      <text:p text:style-name="P15">{//Testa valores inseridos pelo usuário, no polinomio</text:p>
      <text:p text:style-name="P15"><text:tab/>char a;</text:p>
      <text:p text:style-name="P15"><text:tab/>double x;</text:p>
      <text:p text:style-name="P15"><text:tab/>double resultado;</text:p>
      <text:p text:style-name="P15"><text:tab/>int i;</text:p>
      <text:p text:style-name="P15"><text:tab/>getchar();</text:p>
      <text:p text:style-name="P15"><text:tab/>printf("\n\nDeseja testar algum valor? s/n\n");</text:p>
      <text:p text:style-name="P15"><text:tab/>a = getchar();</text:p>
      <text:p text:style-name="P15"><text:tab/>while(a=='s')</text:p>
      <text:p text:style-name="P15"><text:tab/>{</text:p>
      <text:p text:style-name="P15"><text:tab/><text:tab/>scanf("%lf", &amp;x);</text:p>
      <text:p text:style-name="P15"><text:tab/><text:tab/>resultado = 0;</text:p>
      <text:p text:style-name="P15"><text:tab/><text:tab/>for(i = 0; i &lt; n; i++)</text:p>
      <text:p text:style-name="P15"><text:tab/><text:tab/>{</text:p>
      <text:p text:style-name="P15"><text:tab/><text:tab/><text:tab/>if(i==0) resultado += polinomio[i];</text:p>
      <text:p text:style-name="P15"><text:tab/><text:tab/><text:tab/>else <text:s text:c="4"/>resultado += polinomio[i] * pow(x,i);</text:p>
      <text:p text:style-name="P15"><text:tab/><text:tab/>}</text:p>
      <text:p text:style-name="P15"><text:tab/><text:tab/>printf("\nResultado para f(%2.3lf): %5.5lf\n\n", x, resultado);</text:p>
      <text:p text:style-name="P15"><text:tab/><text:tab/>getchar();</text:p>
      <text:p text:style-name="P15"><text:tab/><text:tab/>printf("Deseja testar algum valor? s/n\n");</text:p>
      <text:p text:style-name="P15"><text:tab/><text:tab/>a = getchar();</text:p>
      <text:p text:style-name="P15"><text:tab/>}</text:p>
      <text:p text:style-name="P12">}</text:p>
      <text:p text:style-name="P14"><text:soft-page-break/>I/O da execução do programa “<text:span text:style-name="T4">Interpolação por Newton</text:span>”</text:p>
      <text:p text:style-name="P14">(Linhas seguidas de ‘&gt;’ se referem a entrada)</text:p>
      <text:p text:style-name="P12">Quantos pontos serão lidos?</text:p>
      <text:p text:style-name="P12">&gt;3</text:p>
      <text:p text:style-name="P12">x0: </text:p>
      <text:p text:style-name="P12"><text:span text:style-name="T2">&gt;</text:span>-1</text:p>
      <text:p text:style-name="P12">f(x0): </text:p>
      <text:p text:style-name="P12"><text:span text:style-name="T2">&gt;</text:span>4</text:p>
      <text:p text:style-name="P12">x1: </text:p>
      <text:p text:style-name="P12"><text:span text:style-name="T2">&gt;</text:span>0</text:p>
      <text:p text:style-name="P12">f(x1): </text:p>
      <text:p text:style-name="P12"><text:span text:style-name="T2">&gt;</text:span>1</text:p>
      <text:p text:style-name="P12">x2: </text:p>
      <text:p text:style-name="P12"><text:span text:style-name="T2">&gt;</text:span>2</text:p>
      <text:p text:style-name="P12">f(x2): </text:p>
      <text:p text:style-name="P12"><text:span text:style-name="T2">&gt;</text:span>-1</text:p>
      <text:p text:style-name="P12"/>
      <text:p text:style-name="P12">Polinômio Interpolador:</text:p>
      <text:p text:style-name="P12">P(x)= +0.667(x^2) -2.333x +1.000</text:p>
      <text:p text:style-name="P12"/>
      <text:p text:style-name="P12"/>
      <text:p text:style-name="P12">Deseja testar algum valor? s/n</text:p>
      <text:p text:style-name="P12"><text:span text:style-name="T2">&gt;</text:span>s</text:p>
      <text:p text:style-name="P12"><text:span text:style-name="T2">&gt;</text:span>0</text:p>
      <text:p text:style-name="P12"/>
      <text:p text:style-name="P12">Resultado para f(0.000): 1.00000</text:p>
      <text:p text:style-name="P12"/>
      <text:p text:style-name="P12">Deseja testar algum valor? s/n</text:p>
      <text:p text:style-name="P12"><text:span text:style-name="T2">&gt;</text:span>s</text:p>
      <text:p text:style-name="P12"><text:span text:style-name="T2">&gt;</text:span>2</text:p>
      <text:p text:style-name="P12"/>
      <text:p text:style-name="P12">Resultado para f(2.000): -1.00000</text:p>
      <text:p text:style-name="P12"/>
      <text:p text:style-name="P12">Deseja testar algum valor? s/n</text:p>
      <text:p text:style-name="P12"><text:span text:style-name="T2">&gt;</text:span>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0:15:45.907229782</meta:creation-date>
    <dc:date>2016-09-05T02:05:17.859661642</dc:date>
    <meta:editing-duration>PT26M54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6" meta:paragraph-count="328" meta:word-count="1089" meta:character-count="7337" meta:non-whitespace-character-count="6226"/>
  </office:meta>
</office:document-meta>
</file>